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38000001FABEAA5BBAE354D84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png" text:anchor-type="as-char" svg:width="5.9165in" svg:height="5.2709in" draw:z-index="0"><draw:image xlink:href="Pictures/1000020100000238000001FABEAA5BBAE354D8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" meta:word-count="0" meta:character-count="0" meta:non-whitespace-character-count="0"/>
    <meta:generator>LibreOfficeDev/6.0.5.2$Linux_X86_64 LibreOffice_project/</meta:generator>
  </office:meta>
</office:document-meta>
</file>